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402000034C1E82936EF.svm"/>
  <manifest:file-entry manifest:media-type="" manifest:full-path="Pictures/2000000700005E83000015FF8AA36CC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10.5pt" style:font-size-asian="10.5pt" style:font-size-complex="10.5pt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00" style:font-name="Calibri" fo:font-size="10.5pt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0.5pt" style:font-size-asian="10.5pt" style:font-size-complex="10.5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Calibri" fo:font-size="10.5pt" style:font-size-asian="10.5pt" style:font-size-complex="10.5pt"/>
    </style:style>
    <style:style style:name="P5" style:family="paragraph" style:parent-style-name="Standard" style:master-page-name="">
      <style:paragraph-properties fo:margin-left="0.5in" fo:margin-right="0in" fo:text-align="start" style:justify-single-word="false" fo:text-indent="0in" style:auto-text-indent="false" style:page-number="auto"/>
      <style:text-properties style:font-name="Calibri" fo:font-size="10.5pt" style:font-size-asian="10.5pt" style:font-size-complex="10.5pt"/>
    </style:style>
    <style:style style:name="P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Calibri" fo:font-size="10.5pt" style:font-size-asian="10.5pt" style:font-size-complex="10.5pt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alibri" fo:font-size="10.5pt" style:font-size-asian="10.5pt" style:font-size-complex="10.5pt"/>
    </style:style>
    <style:style style:name="P8" style:family="paragraph" style:parent-style-name="Standard" style:master-page-name="">
      <style:paragraph-properties fo:margin-left="0.5in" fo:margin-right="0in" fo:text-align="justify" style:justify-single-word="false" fo:text-indent="0in" style:auto-text-indent="false" style:page-number="auto"/>
      <style:text-properties style:font-name="Calibri" fo:font-size="10.5pt" style:font-size-asian="10.5pt" style:font-size-complex="10.5pt"/>
    </style:style>
    <style:style style:name="P9" style:family="paragraph" style:parent-style-name="Standard" style:master-page-name="">
      <style:paragraph-properties fo:margin-left="0.5in" fo:margin-right="0in" fo:text-align="justify" style:justify-single-word="false" fo:text-indent="0in" style:auto-text-indent="false" style:page-number="auto"/>
      <style:text-properties style:font-name="Calibri" fo:font-size="10.5pt" style:font-size-asian="10.5pt" style:font-size-complex="10.5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alibri" fo:font-size="10.5pt" style:font-size-asian="10.5pt" style:font-size-complex="10.5pt"/>
    </style:style>
    <style:style style:name="P11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alibri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 questo esercizio ho ho iniziato usando un void per presentare il menu del gioco, usando le funzioni printf per presentare il gioco e il funzionamento del punteggio.</text:p>
      <text:p text:style-name="P1"/>
      <text:p text:style-name="P1">Tramite il ciclo if else ho permesso al giocatore di scegliere se iniziare una nuova partita o uscire dal gioco. Se l'utente sceglie di uscire, il gioco terminerà, mentre se sceglie di continuare gli verrà richiesto di inserire il suo nome tramite le funzioni printf e scanf:</text:p>
      <text:p text:style-name="P1"/>
      <text:p text:style-name="P8">char userName[20] = {'\0'};</text:p>
      <text:p text:style-name="P7">printf("Inserisci il tuo nome:\n");</text:p>
      <text:p text:style-name="P7">scanf("%s", &amp;userName);</text:p>
      <text:p text:style-name="P7"/>
      <text:p text:style-name="P1">Ho impostato un massimo di 20 caratteri per il nome per evitare lo stack overflow.</text:p>
      <text:p text:style-name="P1"/>
      <text:p text:style-name="P1">A questo punto all'utente viene presentata la prima domanda per cui ho utilizzato un ciclo switch come segue:</text:p>
      <text:p text:style-name="P1"/>
      <text:p text:style-name="P8">int punteggio = 0;</text:p>
      <text:p text:style-name="P7">int monumento, imperatore, battaglia;</text:p>
      <text:p text:style-name="P1"><text:tab/><text:tab/><text:tab/><text:tab/></text:p>
      <text:p text:style-name="P5"><text:tab/>printf("In quale citta' si trova il Partenone?\n1) Roma\n2) Atene\n3) Istanbul\n");</text:p>
      <text:p text:style-name="P6"><text:tab/>scanf("%d", &amp;monumento);</text:p>
      <text:p text:style-name="P6"><text:tab/>switch (monumento) {</text:p>
      <text:p text:style-name="P6"><text:tab/>case 1: printf("Risposta sbagliata, non hai guadagnato punti.\n"); break;</text:p>
      <text:p text:style-name="P6"><text:tab/>case 2: printf("Risposta corretta, hai guadagnato 1 punto.\n");</text:p>
      <text:p text:style-name="P6"><text:tab/>punteggio ++; break;</text:p>
      <text:p text:style-name="P6"><text:tab/>case 3: printf("Risposta sbagliata, non hai guadagnato punti.\n"); break;</text:p>
      <text:p text:style-name="P6"><text:tab/>}</text:p>
      <text:p text:style-name="P11"/>
      <text:p text:style-name="P10">Ho introdotto la variabile punteggio = 0 che viene ripresa in caso di risposta corretta per aumentare il punteggio ed avere così un punteggio totale alla fine del gioco.</text:p>
      <text:p text:style-name="P10"/>
      <text:p text:style-name="P10"><draw:frame draw:style-name="fr1" draw:name="immagini1" text:anchor-type="paragraph" svg:x="0in" svg:y="0.5335in" svg:width="6.6929in" svg:height="4.2028in" draw:z-index="0"><draw:image xlink:href="Pictures/2000000700005402000034C1E82936EF.svm" xlink:type="simple" xlink:show="embed" xlink:actuate="onLoad"/></draw:frame>Ho ripetuto lo stesso switch per ogni domanda ed alla fine ho usanto una funzione printf per mostrare a schermo il punteggio finale e salutare l'utente.</text:p>
      <text:p text:style-name="P10"/>
      <text:p text:style-name="P10"/>
      <text:p text:style-name="P10"><draw:frame draw:style-name="fr2" draw:name="immagini2" text:anchor-type="paragraph" svg:width="6.6929in" svg:height="1.5571in" draw:z-index="1"><draw:image xlink:href="Pictures/2000000700005E83000015FF8AA36CCD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o Bortolotti</meta:initial-creator>
    <meta:creation-date>2023-10-05T15:40:06.06</meta:creation-date>
    <dc:date>2023-10-10T07:56:50.59</dc:date>
    <dc:creator>Marco Bortolotti</dc:creator>
    <meta:editing-duration>PT3H18M48S</meta:editing-duration>
    <meta:editing-cycles>5</meta:editing-cycles>
    <meta:generator>OpenOffice/4.1.14$Win32 OpenOffice.org_project/4114m1$Build-9811</meta:generator>
    <meta:document-statistic meta:table-count="0" meta:image-count="2" meta:object-count="0" meta:page-count="2" meta:paragraph-count="20" meta:word-count="226" meta:character-count="1464"/>
  </office:meta>
</office:document-meta>
</file>